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bold" officeooo:rsid="00087e48" officeooo:paragraph-rsid="00087e48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087e48" officeooo:paragraph-rsid="00087e4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8b437" officeooo:paragraph-rsid="0008b43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9df5c" officeooo:paragraph-rsid="0009df5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aadf6" officeooo:paragraph-rsid="000aadf6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b1d9f" officeooo:paragraph-rsid="000b1d9f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d5bd6" officeooo:paragraph-rsid="000d5bd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ec1e8" officeooo:paragraph-rsid="000ec1e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ecabf" officeooo:paragraph-rsid="000ecab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fe4dc" officeooo:paragraph-rsid="000fe4dc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836c"/>
    </style:style>
    <style:style style:name="T3" style:family="text">
      <style:text-properties officeooo:rsid="000c5211"/>
    </style:style>
    <style:style style:name="T4" style:family="text">
      <style:text-properties officeooo:rsid="000fe4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VIEWS</text:span></text:p>
      <text:p text:style-name="P1"><text:span text:style-name="T1"/></text:p>
      <text:p text:style-name="P2">Web pages and other content are delivered by views. Each view(each web page) is represented by a Python function. Choosing a view is based on url. URLconf <text:span text:style-name="T2">module</text:span> map url to a view.</text:p>
      <text:p text:style-name="P2"/>
      <text:p text:style-name="P2">Writing views</text:p>
      <text:p text:style-name="P2">def &lt;view_name&gt;(arguments):</text:p>
      <text:p text:style-name="P2"><text:tab/>body</text:p>
      <text:p text:style-name="P3">After wriying views add the path to tthe views in urls,py, in the urlpatterns list.</text:p>
      <text:p text:style-name="P3"/>
      <text:p text:style-name="P3">urlpatterns = [path(‘ &lt;url&gt;‘, <text:s/>views.&lt;function_name&gt;, <text:span text:style-name="T2">kwargs, </text:span>name = ‘ ’)</text:p>
      <text:p text:style-name="P3">]</text:p>
      <text:p text:style-name="P4">‘name’ is the name of the url i,e the string that can be used instead of the long url in the application code.</text:p>
      <text:p text:style-name="P4">Eg: path(‘&lt;int : arg_name/&gt;’, views.check)</text:p>
      <text:p text:style-name="P4"/>
      <text:p text:style-name="P5">A view should return an HttpResponse object that contains the content for the requested page.</text:p>
      <text:p text:style-name="P5"/>
      <text:p text:style-name="P6">The template directory should have templates placed inside each app_directories in order t oavoid a confusion.</text:p>
      <text:p text:style-name="P6"/>
      <text:p text:style-name="P6">render() shortcut</text:p>
      <text:p text:style-name="P6">render<text:span text:style-name="T3">(request_object, template name, conetxt) --&gt; returns a HttpResponse object in the given context. In render() conetxt is a dictionary mapping variable names to variable values in the template.</text:span></text:p>
      <text:p text:style-name="P6"/>
      <text:p text:style-name="P7">Use try...except in the view whenever neccessary so that the error might have occured is dealt somehow.</text:p>
      <text:p text:style-name="P7"/>
      <text:p text:style-name="P7"><text:tab/>try:</text:p>
      <text:p text:style-name="P7"><text:tab/><text:tab/>...............</text:p>
      <text:p text:style-name="P7"><text:tab/><text:tab/>...............</text:p>
      <text:p text:style-name="P7"><text:tab/>except <text:s text:c="4"/>model_name.DoesNotExist:</text:p>
      <text:p text:style-name="P7"><text:tab/><text:tab/>raise Http404(“error_mssg”)</text:p>
      <text:p text:style-name="P7"/>
      <text:p text:style-name="P8">get_object_or_404 --&gt; takes django model as first argument , raises Http404 if object does not exists.</text:p>
      <text:p text:style-name="P8"/>
      <text:p text:style-name="P9">Removing hardcoded urls is recommended as then, the changing of urls will be easy. This is done using the name of url defined in UrlConf. The {% url%} template tag is used for the same. <text:span text:style-name="T4">The urlnames are namespaced by adding an appname in the UrlConf.</text:span></text:p>
      <text:p text:style-name="P10">Then, {% url ‘app_name:urlname ’%}</text:p>
      <text:p text:style-name="P9"/>
      <text:p text:style-name="P9"/>
      <text:p text:style-name="P8"/>
      <text:p text:style-name="P7"/>
      <text:p text:style-name="P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0:48:24.378072237</meta:creation-date>
    <dc:date>2019-07-30T23:47:37.657674785</dc:date>
    <meta:editing-duration>PT7M18S</meta:editing-duration>
    <meta:editing-cycles>1</meta:editing-cycles>
    <meta:document-statistic meta:table-count="0" meta:image-count="0" meta:object-count="0" meta:page-count="1" meta:paragraph-count="24" meta:word-count="247" meta:character-count="1557" meta:non-whitespace-character-count="1313"/>
    <meta:generator>LibreOffice/6.0.7.3$Linux_X86_64 LibreOffice_project/00m0$Build-3</meta:generator>
  </office:meta>
</office:document-meta>
</file>